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17.526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edication Reason for Unscheduled Trip Code</text:p>
          </table:table-cell>
          <table:table-cell office:value-type="string" table:style-name="ce2">
            <text:p>Medication Reason for Unscheduled Trip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Abdominal pain / problem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Accident, possible injury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Acute infectious proc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Acute metabolic disorder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Acute respiratory distres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Acute surgical emergency non-trauma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Airway obstruc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Allergic reac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Altered level of consciousness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Bed bound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Behavioral / psychiatric disorder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Burns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Cardiac arrest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Cardiac incident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Cardiac rhythm disturbance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Chest pain / discomfort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Diabetic symptoms (hypoglycemia)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Disorder of endocrine system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DOA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Electrocution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Hemodynamic instability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Hyperthermia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Hypothermia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Hypovolemia / shock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Inhalation injury (toxic gas)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Neurological/neurovascular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Obvious death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Organ procurement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Overdose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Poisoning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Poisoning / drug ingestion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Pregnancy / OB delivery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Respiratory arrest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Respiratory distress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Response to call/non-transport - deceased patient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Response to call/non-transport - patient refuses</text:p>
          </table:table-cell>
          <table:table-cell table:number-columns-repeated="1638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4">
            <text:p>Response to call/non-transport - transport not needed</text:p>
          </table:table-cell>
          <table:table-cell table:number-columns-repeated="1638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4">
            <text:p>Rotary aircraft used instead of fixed wing because faster response time needed</text:p>
          </table:table-cell>
          <table:table-cell table:number-columns-repeated="1638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4">
            <text:p>Rotary aircraft used instead of fixed wing because fixed wing craft not available</text:p>
          </table:table-cell>
          <table:table-cell table:number-columns-repeated="1638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4">
            <text:p>Rotary aircraft used instead of fixed wing because no landing strip available</text:p>
          </table:table-cell>
          <table:table-cell table:number-columns-repeated="1638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4">
            <text:p>Rotary aircraft used instead of fixed wing because pilot not available for rotary aircraft</text:p>
          </table:table-cell>
          <table:table-cell table:number-columns-repeated="1638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4">
            <text:p>Restraining psychiatric patient</text:p>
          </table:table-cell>
          <table:table-cell table:number-columns-repeated="1638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4">
            <text:p>Seizure</text:p>
          </table:table-cell>
          <table:table-cell table:number-columns-repeated="1638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4">
            <text:p>Severe hemorrhage</text:p>
          </table:table-cell>
          <table:table-cell table:number-columns-repeated="1638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4">
            <text:p>Sexual assault / rape</text:p>
          </table:table-cell>
          <table:table-cell table:number-columns-repeated="1638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4">
            <text:p>Shock</text:p>
          </table:table-cell>
          <table:table-cell table:number-columns-repeated="1638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4">
            <text:p>Smoke inhalation</text:p>
          </table:table-cell>
          <table:table-cell table:number-columns-repeated="1638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4">
            <text:p>Spinal injury</text:p>
          </table:table-cell>
          <table:table-cell table:number-columns-repeated="1638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4">
            <text:p>Stings</text:p>
          </table:table-cell>
          <table:table-cell table:number-columns-repeated="1638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4">
            <text:p>Stroke / CVA</text:p>
          </table:table-cell>
          <table:table-cell table:number-columns-repeated="1638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4">
            <text:p>Syncope / fainting</text:p>
          </table:table-cell>
          <table:table-cell table:number-columns-repeated="16382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4">
            <text:p>Trauma other than vehicle</text:p>
          </table:table-cell>
          <table:table-cell table:number-columns-repeated="16382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4">
            <text:p>Traumatic injury</text:p>
          </table:table-cell>
          <table:table-cell table:number-columns-repeated="16382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4">
            <text:p>Unconsciousness</text:p>
          </table:table-cell>
          <table:table-cell table:number-columns-repeated="16382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4">
            <text:p>Vaginal hemorrhage</text:p>
          </table:table-cell>
          <table:table-cell table:number-columns-repeated="16382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4">
            <text:p>Vehicle Accident</text:p>
          </table:table-cell>
          <table:table-cell table:number-columns-repeated="16382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4">
            <text:p>Venomous Bites</text:p>
          </table:table-cell>
          <table:table-cell table:number-columns-repeated="16382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4">
            <text:p>Non-Emergency</text:p>
          </table:table-cell>
          <table:table-cell table:number-columns-repeated="16382"/>
        </table:table-row>
        <table:table-row table:number-rows-repeated="104851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15:35Z</meta:creation-date>
    <dc:date>2020-04-29T12:12:50Z</dc:date>
    <meta:user-defined meta:name="WorkbookGuid">cc8f9d40-0449-4bc5-aa4f-fa775da3d668</meta:user-defined>
    <meta:user-defined meta:name="ConnectionInfosStorage">WorkbookXmlParts</meta:user-defined>
  </office:meta>
</office:document-meta>
</file>